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E000000109C152CAE85D180B8.png" manifest:media-type="image/png"/>
  <manifest:file-entry manifest:full-path="Pictures/1000000000000100000001008BF9A49D6F90A445.png" manifest:media-type="image/png"/>
  <manifest:file-entry manifest:full-path="Pictures/100000000000010000000100B402320F96F46E7A.png" manifest:media-type="image/png"/>
  <manifest:file-entry manifest:full-path="Pictures/1000000000000100000001003486DDC4007ADF05.png" manifest:media-type="image/png"/>
  <manifest:file-entry manifest:full-path="Pictures/100000000000010000000100B939ED31F53AF2BD.png" manifest:media-type="image/png"/>
  <manifest:file-entry manifest:full-path="Pictures/10000000000001000000010009B08B9F018956D7.png" manifest:media-type="image/png"/>
  <manifest:file-entry manifest:full-path="Pictures/100000000000010000000100F125D059092714ED.png" manifest:media-type="image/png"/>
  <manifest:file-entry manifest:full-path="Pictures/100000000000010000000100005C5A4F9A325745.png" manifest:media-type="image/png"/>
  <manifest:file-entry manifest:full-path="Pictures/100000000000010000000100E0118178A24FAA27.png" manifest:media-type="image/png"/>
  <manifest:file-entry manifest:full-path="Pictures/1000000000000100000001005072BA9D80E654DF.png" manifest:media-type="image/png"/>
  <manifest:file-entry manifest:full-path="Pictures/1000000000000100000001000301655C64F6BDF4.png" manifest:media-type="image/png"/>
  <manifest:file-entry manifest:full-path="Pictures/100000000000010000000100F0753438B71AEDED.png" manifest:media-type="image/png"/>
  <manifest:file-entry manifest:full-path="Pictures/100000000000010000000100F8AEBCB6131904D9.png" manifest:media-type="image/png"/>
  <manifest:file-entry manifest:full-path="Pictures/10000000000001000000010083A97D22A760FC47.png" manifest:media-type="image/png"/>
  <manifest:file-entry manifest:full-path="Pictures/1000000000000100000001008FB4025BC0E28053.png" manifest:media-type="image/png"/>
  <manifest:file-entry manifest:full-path="Pictures/100000000000010000000100734454C662ECE230.png" manifest:media-type="image/png"/>
  <manifest:file-entry manifest:full-path="Pictures/1000000000000100000001007DE6E77BEFBA83A6.png" manifest:media-type="image/png"/>
  <manifest:file-entry manifest:full-path="Pictures/100000000000010000000100E1F5672DAC9E5885.png" manifest:media-type="image/png"/>
  <manifest:file-entry manifest:full-path="Pictures/100000000000010000000100F396B10A4A281D22.png" manifest:media-type="image/png"/>
  <manifest:file-entry manifest:full-path="Pictures/100000000000010000000100D4D7380A03603CB5.png" manifest:media-type="image/png"/>
  <manifest:file-entry manifest:full-path="Pictures/100000000000010000000100EB1D7603D48934D2.png" manifest:media-type="image/png"/>
  <manifest:file-entry manifest:full-path="Pictures/1000000000000100000001005BDB48604DDAC5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inux Biolinum Keyboard O" svg:font-family="'Linux Biolinum Keyboard O'" style:font-pitch="variable"/>
    <style:font-face style:name="Linux Biolinum O" svg:font-family="'Linux Biolinum O'" style:font-pitch="variable"/>
    <style:font-face style:name="Linux Biolinum O1" svg:font-family="'Linux Biolinum O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.02cm" fo:min-width="6.35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17cm" fo:min-width="14.827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102cm" svg:stroke-color="#55308d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svg:stroke-color="#eeeeee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2cm" svg:stroke-color="#dedce6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02cm" svg:stroke-color="#fff9c4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102cm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102cm" svg:stroke-color="#158466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102cm" svg:stroke-color="#999999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102cm" svg:stroke-color="#706e0c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102cm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102cm" svg:stroke-color="#ffdbb6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102cm" svg:stroke-color="#dee6ef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svg:stroke-width="0.102cm" svg:stroke-color="#481d32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102cm" svg:stroke-color="#00a933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02cm" svg:stroke-color="#2a6099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02cm" svg:stroke-color="#00fa9a" draw:marker-start-width="0.356cm" draw:marker-end-width="0.356cm" draw:fill="none" draw:textarea-horizontal-align="justify" draw:textarea-vertical-align="middle" draw:auto-grow-height="false" fo:min-height="6.633cm" fo:min-width="6.383cm" fo:padding-top="0.176cm" fo:padding-bottom="0.176cm" fo:padding-left="0.301cm" fo:padding-right="0.301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102cm" svg:stroke-color="#ffde59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102cm" svg:stroke-color="#729fcf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solid" svg:stroke-width="0.102cm" svg:stroke-color="#e16173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102cm" svg:stroke-color="#77bc65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solid" svg:stroke-width="0.102cm" svg:stroke-color="#ff1493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02cm" svg:stroke-color="#ffffff" draw:marker-start-width="0.356cm" draw:marker-end-width="0.356cm" draw:fill="solid" draw:fill-color="#000000" draw:textarea-horizontal-align="justify" draw:textarea-vertical-align="middle" draw:auto-grow-height="false" fo:min-height="6.735cm" fo:min-width="6.485cm" fo:padding-top="0.176cm" fo:padding-bottom="0.176cm" fo:padding-left="0.301cm" fo:padding-right="0.301cm"/>
      <style:paragraph-properties style:writing-mode="lr-tb"/>
    </style:style>
    <style:style style:name="gr25" style:family="graphic" style:parent-style-name="standard">
      <style:graphic-properties svg:stroke-width="0.102cm" svg:stroke-color="#ffffff" draw:marker-start-width="0.356cm" draw:marker-end-width="0.356cm" draw:fill="solid" draw:fill-color="#000000" draw:textarea-horizontal-align="justify" draw:textarea-vertical-align="middle" draw:auto-grow-height="false" fo:min-height="6.633cm" fo:min-width="6.383cm" fo:padding-top="0.176cm" fo:padding-bottom="0.176cm" fo:padding-left="0.301cm" fo:padding-right="0.301cm"/>
    </style:style>
    <style:style style:name="gr26" style:family="graphic" style:parent-style-name="standard">
      <style:graphic-properties draw:stroke="none" draw:fill="none" fo:min-height="10.298cm"/>
      <style:paragraph-properties style:writing-mode="lr-tb"/>
    </style:style>
    <style:style style:name="gr27" style:family="graphic" style:parent-style-name="Object_20_with_20_no_20_fill_20_and_20_no_20_line">
      <style:graphic-properties draw:stroke="solid" svg:stroke-width="0.102cm" svg:stroke-color="#ff6d6d" draw:marker-start-width="0.152cm" draw:marker-end-width="0.1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color="#ffffff" style:text-outline="false" style:font-name="Linux Biolinum O1" fo:font-size="32pt" style:text-underline-style="none" fo:font-weight="bold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fo:color="#ffffff" style:text-outline="false" style:font-name="Linux Biolinum O1" fo:font-size="32pt" style:text-underline-style="none" fo:font-weight="bold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style:font-name="Linux Biolinum Keyboard O" fo:font-size="54pt" fo:font-weight="normal" style:font-size-asian="54pt" style:font-weight-asian="normal" style:font-size-complex="54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color="#ffffff" style:text-outline="false" style:font-name="Linux Biolinum O1" fo:font-size="32pt" fo:font-weight="normal" style:font-size-asian="18pt" style:font-size-complex="18pt"/>
    </style:style>
    <style:style style:name="P6" style:family="paragraph">
      <loext:graphic-properties draw:fill="none"/>
      <style:paragraph-properties fo:text-align="center" style:writing-mode="lr-tb"/>
      <style:text-properties fo:color="#ffffff" style:text-outline="false" style:font-name="Linux Biolinum O1" fo:font-size="32pt" fo:font-weight="normal" style:font-size-asian="18pt" style:font-size-complex="18pt"/>
    </style:style>
    <style:style style:name="P7" style:family="paragraph">
      <style:paragraph-properties fo:text-align="center" style:writing-mode="lr-tb"/>
      <style:text-properties fo:color="#ffffff" style:text-outline="false" style:font-name="Linux Biolinum O1" fo:font-size="32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color="#ffffff" style:text-outline="false" style:font-name="Linux Biolinum O1" fo:font-size="32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000000"/>
      <style:paragraph-properties fo:text-align="center" style:writing-mode="lr-tb"/>
      <style:text-properties style:font-name="Linux Biolinum O" fo:font-size="256pt" fo:font-weight="bold" style:font-size-asian="256pt" style:font-weight-asian="bold" style:font-size-complex="256pt" style:font-weight-complex="bold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color="#ffffff" style:text-outline="false" style:font-name="Linux Biolinum O1" fo:font-size="32pt" style:text-underline-style="none" fo:font-weight="bold" style:font-size-asian="18pt" style:font-size-complex="18pt"/>
    </style:style>
    <style:style style:name="T2" style:family="text">
      <style:text-properties style:font-name="Linux Biolinum Keyboard O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ffffff" style:text-outline="false" style:font-name="Linux Biolinum O1" fo:font-size="32pt" fo:font-weight="normal" style:font-size-asian="18pt" style:font-size-complex="18pt"/>
    </style:style>
    <style:style style:name="T4" style:family="text">
      <style:text-properties fo:color="#ffffff" style:text-outline="false" style:font-name="Linux Biolinum O1" fo:font-size="32pt" fo:font-weight="normal" style:font-size-asian="18pt" style:font-weight-asian="bold" style:font-size-complex="18pt" style:font-weight-complex="bold"/>
    </style:style>
    <style:style style:name="T5" style:family="text">
      <style:text-properties style:font-name="Linux Biolinum O" fo:font-size="256pt" fo:font-weight="bold" style:font-size-asian="256pt" style:font-weight-asian="bold" style:font-size-complex="25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1.27cm" svg:x="6.35cm" svg:y="1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1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1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1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1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52.605cm)">
          <text:p text:style-name="P1"><text:span text:style-name="T1">EV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42.485cm)">
          <text:p text:style-name="P1"><text:span text:style-name="T1">IMP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32.265cm)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22.145cm)">
          <text:p text:style-name="P1"><text:span text:style-name="T1">MO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12.025cm)">
          <text:p text:style-name="P1"><text:span text:style-name="T1">GOO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6.35cm" svg:y="55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55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55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55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55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327cm" svg:height="6.767cm" svg:x="44.79cm" svg:y="15.329cm">
          <draw:text-box>
            <text:p><text:span text:style-name="T2">CHOOSE</text:span></text:p>
            <text:p><text:span text:style-name="T2">YOUR</text:span></text:p>
            <text:p><text:span text:style-name="T2">FIGHTER</text:span></text:p>
          </draw:text-box>
        </draw:frame>
      </draw:page>
      <draw:page draw:name="page2" draw:style-name="dp1" draw:master-page-name="Default">
        <draw:frame draw:style-name="gr3" draw:text-style-name="P4" draw:layer="layout" svg:width="6.772cm" svg:height="6.772cm" svg:x="14.056cm" svg:y="25.486cm">
          <draw:image xlink:href="Pictures/100000000000010000000100E0118178A24FAA27.png" xlink:type="simple" xlink:show="embed" xlink:actuate="onLoad" loext:mime-type="image/png">
            <text:p/>
          </draw:image>
        </draw:frame>
        <draw:frame draw:style-name="gr4" draw:text-style-name="P4" draw:layer="layout" svg:width="6.772cm" svg:height="6.772cm" svg:x="21.59cm" svg:y="25.4cm">
          <draw:image xlink:href="Pictures/1000000000000100000001007DE6E77BEFBA83A6.png" xlink:type="simple" xlink:show="embed" xlink:actuate="onLoad" loext:mime-type="image/png">
            <text:p/>
          </draw:image>
        </draw:frame>
        <draw:frame draw:style-name="gr5" draw:text-style-name="P4" draw:layer="layout" svg:width="6.772cm" svg:height="6.772cm" svg:x="29.296cm" svg:y="25.486cm">
          <draw:image xlink:href="Pictures/100000000000010000000100E1F5672DAC9E5885.png" xlink:type="simple" xlink:show="embed" xlink:actuate="onLoad" loext:mime-type="image/png">
            <text:p/>
          </draw:image>
        </draw:frame>
        <draw:custom-shape draw:style-name="gr1" draw:text-style-name="P6" draw:layer="layout" svg:width="6.858cm" svg:height="1.27cm" svg:x="6.35cm" svg:y="33.02cm">
          <text:p text:style-name="P5"><text:span text:style-name="T3">SQ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33.02cm">
          <text:p text:style-name="P5"><text:span text:style-name="T3">Exce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33.02cm">
          <text:p text:style-name="P5"><text:span text:style-name="T3">Assembl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33.02cm">
          <text:p text:style-name="P5"><text:span text:style-name="T3">Perl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6.858cm" svg:height="1.27cm" svg:x="36.83cm" svg:y="33.02cm">
          <text:p text:style-name="P7"><text:span text:style-name="T4">MATL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6.35cm" svg:y="1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1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1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1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1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52.605cm)">
          <text:p text:style-name="P1"><text:span text:style-name="T1">EV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42.485cm)">
          <text:p text:style-name="P1"><text:span text:style-name="T1">IMP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32.265cm)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22.145cm)">
          <text:p text:style-name="P1"><text:span text:style-name="T1">MO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12.025cm)">
          <text:p text:style-name="P1"><text:span text:style-name="T1">GOO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6.35cm" svg:y="55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55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55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55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55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327cm" svg:height="6.767cm" svg:x="44.79cm" svg:y="15.329cm">
          <draw:text-box>
            <text:p><text:span text:style-name="T2">CHOOSE</text:span></text:p>
            <text:p><text:span text:style-name="T2">YOUR</text:span></text:p>
            <text:p><text:span text:style-name="T2">FIGHTER</text:span></text:p>
          </draw:text-box>
        </draw:frame>
        <draw:frame draw:style-name="gr6" draw:text-style-name="P4" draw:layer="layout" svg:width="6.772cm" svg:height="6.772cm" svg:x="6.477cm" svg:y="25.527cm">
          <draw:image xlink:href="Pictures/100000000000010000000100EB1D7603D48934D2.png" xlink:type="simple" xlink:show="embed" xlink:actuate="onLoad" loext:mime-type="image/png">
            <text:p/>
          </draw:image>
        </draw:frame>
        <draw:frame draw:style-name="gr7" draw:text-style-name="P4" draw:layer="layout" svg:width="6.772cm" svg:height="6.772cm" svg:x="36.957cm" svg:y="25.486cm">
          <draw:image xlink:href="Pictures/1000000000000100000001000301655C64F6BDF4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8" draw:text-style-name="P4" draw:layer="layout" svg:width="6.772cm" svg:height="6.772cm" svg:x="6.436cm" svg:y="35.646cm">
          <draw:image xlink:href="Pictures/100000000000010000000100F8AEBCB6131904D9.png" xlink:type="simple" xlink:show="embed" xlink:actuate="onLoad" loext:mime-type="image/png">
            <text:p/>
          </draw:image>
        </draw:frame>
        <draw:frame draw:style-name="gr9" draw:text-style-name="P4" draw:layer="layout" svg:width="6.772cm" svg:height="6.772cm" svg:x="14.056cm" svg:y="35.646cm">
          <draw:image xlink:href="Pictures/1000000000000100000001008FB4025BC0E28053.png" xlink:type="simple" xlink:show="embed" xlink:actuate="onLoad" loext:mime-type="image/png">
            <text:p/>
          </draw:image>
        </draw:frame>
        <draw:frame draw:style-name="gr10" draw:text-style-name="P4" draw:layer="layout" svg:width="6.772cm" svg:height="6.772cm" svg:x="21.676cm" svg:y="35.646cm">
          <draw:image xlink:href="Pictures/1000000000000100000001005072BA9D80E654DF.png" xlink:type="simple" xlink:show="embed" xlink:actuate="onLoad" loext:mime-type="image/png">
            <text:p/>
          </draw:image>
        </draw:frame>
        <draw:frame draw:style-name="gr11" draw:text-style-name="P4" draw:layer="layout" svg:width="6.772cm" svg:height="6.772cm" svg:x="29.296cm" svg:y="35.646cm">
          <draw:image xlink:href="Pictures/100000000000010000000100734454C662ECE230.png" xlink:type="simple" xlink:show="embed" xlink:actuate="onLoad" loext:mime-type="image/png">
            <text:p/>
          </draw:image>
        </draw:frame>
        <draw:frame draw:style-name="gr12" draw:text-style-name="P4" draw:layer="layout" svg:width="6.772cm" svg:height="6.772cm" svg:x="36.916cm" svg:y="35.646cm">
          <draw:image xlink:href="Pictures/100000000000010000000100005C5A4F9A325745.png" xlink:type="simple" xlink:show="embed" xlink:actuate="onLoad" loext:mime-type="image/png">
            <text:p/>
          </draw:image>
        </draw:frame>
        <draw:frame draw:style-name="gr3" draw:text-style-name="P4" draw:layer="layout" svg:width="6.772cm" svg:height="6.772cm" svg:x="14.056cm" svg:y="25.486cm">
          <draw:image xlink:href="Pictures/100000000000010000000100E0118178A24FAA27.png" xlink:type="simple" xlink:show="embed" xlink:actuate="onLoad" loext:mime-type="image/png">
            <text:p/>
          </draw:image>
        </draw:frame>
        <draw:frame draw:style-name="gr4" draw:text-style-name="P4" draw:layer="layout" svg:width="6.772cm" svg:height="6.772cm" svg:x="21.59cm" svg:y="25.4cm">
          <draw:image xlink:href="Pictures/1000000000000100000001007DE6E77BEFBA83A6.png" xlink:type="simple" xlink:show="embed" xlink:actuate="onLoad" loext:mime-type="image/png">
            <text:p/>
          </draw:image>
        </draw:frame>
        <draw:frame draw:style-name="gr5" draw:text-style-name="P4" draw:layer="layout" svg:width="6.772cm" svg:height="6.772cm" svg:x="29.296cm" svg:y="25.486cm">
          <draw:image xlink:href="Pictures/100000000000010000000100E1F5672DAC9E5885.png" xlink:type="simple" xlink:show="embed" xlink:actuate="onLoad" loext:mime-type="image/png">
            <text:p/>
          </draw:image>
        </draw:frame>
        <draw:custom-shape draw:style-name="gr1" draw:text-style-name="P8" draw:layer="layout" svg:width="6.858cm" svg:height="1.27cm" svg:x="6.35cm" svg:y="43.18cm">
          <text:p text:style-name="P7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43.18cm">
          <text:p text:style-name="P5"><text:span text:style-name="T3">COBO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43.18cm">
          <text:p text:style-name="P5"><text:span text:style-name="T3">Bas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43.18cm">
          <text:p text:style-name="P5"><text:span text:style-name="T3">Visual Basi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36.83cm" svg:y="43.18cm">
          <text:p text:style-name="P5"><text:span text:style-name="T3">PHP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6.35cm" svg:y="33.02cm">
          <text:p text:style-name="P5"><text:span text:style-name="T3">SQ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33.02cm">
          <text:p text:style-name="P5"><text:span text:style-name="T3">Exce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33.02cm">
          <text:p text:style-name="P5"><text:span text:style-name="T3">Assembl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33.02cm">
          <text:p text:style-name="P5"><text:span text:style-name="T3">Perl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6.858cm" svg:height="1.27cm" svg:x="36.83cm" svg:y="33.02cm">
          <text:p text:style-name="P7"><text:span text:style-name="T4">MATL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6.35cm" svg:y="1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1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1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1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1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52.605cm)">
          <text:p text:style-name="P1"><text:span text:style-name="T1">EV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42.485cm)">
          <text:p text:style-name="P1"><text:span text:style-name="T1">IMP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32.265cm)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22.145cm)">
          <text:p text:style-name="P1"><text:span text:style-name="T1">MO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12.025cm)">
          <text:p text:style-name="P1"><text:span text:style-name="T1">GOO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6.35cm" svg:y="55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55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55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55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55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327cm" svg:height="6.767cm" svg:x="44.79cm" svg:y="15.329cm">
          <draw:text-box>
            <text:p><text:span text:style-name="T2">CHOOSE</text:span></text:p>
            <text:p><text:span text:style-name="T2">YOUR</text:span></text:p>
            <text:p><text:span text:style-name="T2">FIGHTER</text:span></text:p>
          </draw:text-box>
        </draw:frame>
        <draw:frame draw:style-name="gr6" draw:text-style-name="P4" draw:layer="layout" svg:width="6.772cm" svg:height="6.772cm" svg:x="6.477cm" svg:y="25.527cm">
          <draw:image xlink:href="Pictures/100000000000010000000100EB1D7603D48934D2.png" xlink:type="simple" xlink:show="embed" xlink:actuate="onLoad" loext:mime-type="image/png">
            <text:p/>
          </draw:image>
        </draw:frame>
        <draw:frame draw:style-name="gr7" draw:text-style-name="P4" draw:layer="layout" svg:width="6.772cm" svg:height="6.772cm" svg:x="36.957cm" svg:y="25.486cm">
          <draw:image xlink:href="Pictures/1000000000000100000001000301655C64F6BDF4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3" draw:text-style-name="P4" draw:layer="layout" svg:width="6.772cm" svg:height="6.772cm" svg:x="29.296cm" svg:y="45.806cm">
          <draw:image xlink:href="Pictures/100000000000010000000100F396B10A4A281D22.png" xlink:type="simple" xlink:show="embed" xlink:actuate="onLoad" loext:mime-type="image/png">
            <text:p/>
          </draw:image>
        </draw:frame>
        <draw:frame draw:style-name="gr14" draw:text-style-name="P4" draw:layer="layout" svg:width="6.772cm" svg:height="6.772cm" svg:x="21.676cm" svg:y="45.806cm">
          <draw:image xlink:href="Pictures/1000000000000100000001005BDB48604DDAC538.png" xlink:type="simple" xlink:show="embed" xlink:actuate="onLoad" loext:mime-type="image/png">
            <text:p/>
          </draw:image>
        </draw:frame>
        <draw:frame draw:style-name="gr15" draw:text-style-name="P4" draw:layer="layout" svg:width="6.772cm" svg:height="6.772cm" svg:x="14.056cm" svg:y="45.806cm">
          <draw:image xlink:href="Pictures/10000000000001000000010083A97D22A760FC47.png" xlink:type="simple" xlink:show="embed" xlink:actuate="onLoad" loext:mime-type="image/png">
            <text:p/>
          </draw:image>
        </draw:frame>
        <draw:frame draw:style-name="gr16" draw:text-style-name="P4" draw:layer="layout" svg:width="6.772cm" svg:height="6.772cm" svg:x="6.436cm" svg:y="45.806cm">
          <draw:image xlink:href="Pictures/100000000000010000000100F0753438B71AEDED.png" xlink:type="simple" xlink:show="embed" xlink:actuate="onLoad" loext:mime-type="image/png">
            <text:p/>
          </draw:image>
        </draw:frame>
        <draw:frame draw:style-name="gr8" draw:text-style-name="P4" draw:layer="layout" svg:width="6.772cm" svg:height="6.772cm" svg:x="6.436cm" svg:y="35.646cm">
          <draw:image xlink:href="Pictures/100000000000010000000100F8AEBCB6131904D9.png" xlink:type="simple" xlink:show="embed" xlink:actuate="onLoad" loext:mime-type="image/png">
            <text:p/>
          </draw:image>
        </draw:frame>
        <draw:frame draw:style-name="gr9" draw:text-style-name="P4" draw:layer="layout" svg:width="6.772cm" svg:height="6.772cm" svg:x="14.056cm" svg:y="35.646cm">
          <draw:image xlink:href="Pictures/1000000000000100000001008FB4025BC0E28053.png" xlink:type="simple" xlink:show="embed" xlink:actuate="onLoad" loext:mime-type="image/png">
            <text:p/>
          </draw:image>
        </draw:frame>
        <draw:frame draw:style-name="gr10" draw:text-style-name="P4" draw:layer="layout" svg:width="6.772cm" svg:height="6.772cm" svg:x="21.676cm" svg:y="35.646cm">
          <draw:image xlink:href="Pictures/1000000000000100000001005072BA9D80E654DF.png" xlink:type="simple" xlink:show="embed" xlink:actuate="onLoad" loext:mime-type="image/png">
            <text:p/>
          </draw:image>
        </draw:frame>
        <draw:frame draw:style-name="gr11" draw:text-style-name="P4" draw:layer="layout" svg:width="6.772cm" svg:height="6.772cm" svg:x="29.296cm" svg:y="35.646cm">
          <draw:image xlink:href="Pictures/100000000000010000000100734454C662ECE230.png" xlink:type="simple" xlink:show="embed" xlink:actuate="onLoad" loext:mime-type="image/png">
            <text:p/>
          </draw:image>
        </draw:frame>
        <draw:frame draw:style-name="gr12" draw:text-style-name="P4" draw:layer="layout" svg:width="6.772cm" svg:height="6.772cm" svg:x="36.916cm" svg:y="35.646cm">
          <draw:image xlink:href="Pictures/100000000000010000000100005C5A4F9A325745.png" xlink:type="simple" xlink:show="embed" xlink:actuate="onLoad" loext:mime-type="image/png">
            <text:p/>
          </draw:image>
        </draw:frame>
        <draw:frame draw:style-name="gr3" draw:text-style-name="P4" draw:layer="layout" svg:width="6.772cm" svg:height="6.772cm" svg:x="14.056cm" svg:y="25.486cm">
          <draw:image xlink:href="Pictures/100000000000010000000100E0118178A24FAA27.png" xlink:type="simple" xlink:show="embed" xlink:actuate="onLoad" loext:mime-type="image/png">
            <text:p/>
          </draw:image>
        </draw:frame>
        <draw:frame draw:style-name="gr4" draw:text-style-name="P4" draw:layer="layout" svg:width="6.772cm" svg:height="6.772cm" svg:x="21.59cm" svg:y="25.4cm">
          <draw:image xlink:href="Pictures/1000000000000100000001007DE6E77BEFBA83A6.png" xlink:type="simple" xlink:show="embed" xlink:actuate="onLoad" loext:mime-type="image/png">
            <text:p/>
          </draw:image>
        </draw:frame>
        <draw:frame draw:style-name="gr5" draw:text-style-name="P4" draw:layer="layout" svg:width="6.772cm" svg:height="6.772cm" svg:x="29.296cm" svg:y="25.486cm">
          <draw:image xlink:href="Pictures/100000000000010000000100E1F5672DAC9E5885.png" xlink:type="simple" xlink:show="embed" xlink:actuate="onLoad" loext:mime-type="image/png">
            <text:p/>
          </draw:image>
        </draw:frame>
        <draw:custom-shape draw:style-name="gr1" draw:text-style-name="P6" draw:layer="layout" svg:width="6.858cm" svg:height="1.27cm" svg:x="6.35cm" svg:y="53.34cm">
          <text:p text:style-name="P5"><text:span text:style-name="T3">Jav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53.34cm">
          <text:p text:style-name="P5"><text:span text:style-name="T3">C++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53.34cm">
          <text:p text:style-name="P5"><text:span text:style-name="T3">Java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53.34cm">
          <text:p text:style-name="P5"><text:span text:style-name="T3">Brainfuck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36.83cm" svg:y="53.34cm">
          <text:p text:style-name="P5"><text:span text:style-name="T3">HTML/CSS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6.858cm" svg:height="1.27cm" svg:x="6.35cm" svg:y="43.18cm">
          <text:p text:style-name="P7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43.18cm">
          <text:p text:style-name="P5"><text:span text:style-name="T3">COBO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43.18cm">
          <text:p text:style-name="P5"><text:span text:style-name="T3">Bas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43.18cm">
          <text:p text:style-name="P5"><text:span text:style-name="T3">Visual Basi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36.83cm" svg:y="43.18cm">
          <text:p text:style-name="P5"><text:span text:style-name="T3">PHP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6.35cm" svg:y="33.02cm">
          <text:p text:style-name="P5"><text:span text:style-name="T3">SQ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33.02cm">
          <text:p text:style-name="P5"><text:span text:style-name="T3">Exce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33.02cm">
          <text:p text:style-name="P5"><text:span text:style-name="T3">Assembl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33.02cm">
          <text:p text:style-name="P5"><text:span text:style-name="T3">Perl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6.858cm" svg:height="1.27cm" svg:x="36.83cm" svg:y="33.02cm">
          <text:p text:style-name="P7"><text:span text:style-name="T4">MATL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6.35cm" svg:y="1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1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1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1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1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52.605cm)">
          <text:p text:style-name="P1"><text:span text:style-name="T1">EV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42.485cm)">
          <text:p text:style-name="P1"><text:span text:style-name="T1">IMP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32.265cm)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22.145cm)">
          <text:p text:style-name="P1"><text:span text:style-name="T1">MO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12.025cm)">
          <text:p text:style-name="P1"><text:span text:style-name="T1">GOO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6.35cm" svg:y="55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55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55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55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55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327cm" svg:height="6.767cm" svg:x="44.79cm" svg:y="15.329cm">
          <draw:text-box>
            <text:p><text:span text:style-name="T2">CHOOSE</text:span></text:p>
            <text:p><text:span text:style-name="T2">YOUR</text:span></text:p>
            <text:p><text:span text:style-name="T2">FIGHTER</text:span></text:p>
          </draw:text-box>
        </draw:frame>
        <draw:custom-shape draw:style-name="gr17" draw:text-style-name="P4" draw:layer="layout" svg:width="6.985cm" svg:height="6.985cm" svg:x="36.83cm" svg:y="45.7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772cm" svg:height="6.772cm" svg:x="6.477cm" svg:y="25.527cm">
          <draw:image xlink:href="Pictures/100000000000010000000100EB1D7603D48934D2.png" xlink:type="simple" xlink:show="embed" xlink:actuate="onLoad" loext:mime-type="image/png">
            <text:p/>
          </draw:image>
        </draw:frame>
        <draw:frame draw:style-name="gr18" draw:text-style-name="P4" draw:layer="layout" svg:width="6.772cm" svg:height="6.772cm" svg:x="36.906cm" svg:y="45.796cm">
          <draw:image xlink:href="Pictures/100000000000010000000100F125D059092714ED.png" xlink:type="simple" xlink:show="embed" xlink:actuate="onLoad" loext:mime-type="image/png">
            <text:p/>
          </draw:image>
        </draw:frame>
        <draw:frame draw:style-name="gr7" draw:text-style-name="P4" draw:layer="layout" svg:width="6.772cm" svg:height="6.772cm" svg:x="36.957cm" svg:y="25.486cm">
          <draw:image xlink:href="Pictures/1000000000000100000001000301655C64F6BDF4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13" draw:text-style-name="P4" draw:layer="layout" svg:width="6.772cm" svg:height="6.772cm" svg:x="29.296cm" svg:y="45.806cm">
          <draw:image xlink:href="Pictures/100000000000010000000100F396B10A4A281D22.png" xlink:type="simple" xlink:show="embed" xlink:actuate="onLoad" loext:mime-type="image/png">
            <text:p/>
          </draw:image>
        </draw:frame>
        <draw:frame draw:style-name="gr14" draw:text-style-name="P4" draw:layer="layout" svg:width="6.772cm" svg:height="6.772cm" svg:x="21.676cm" svg:y="45.806cm">
          <draw:image xlink:href="Pictures/1000000000000100000001005BDB48604DDAC538.png" xlink:type="simple" xlink:show="embed" xlink:actuate="onLoad" loext:mime-type="image/png">
            <text:p/>
          </draw:image>
        </draw:frame>
        <draw:frame draw:style-name="gr15" draw:text-style-name="P4" draw:layer="layout" svg:width="6.772cm" svg:height="6.772cm" svg:x="14.056cm" svg:y="45.806cm">
          <draw:image xlink:href="Pictures/10000000000001000000010083A97D22A760FC47.png" xlink:type="simple" xlink:show="embed" xlink:actuate="onLoad" loext:mime-type="image/png">
            <text:p/>
          </draw:image>
        </draw:frame>
        <draw:frame draw:style-name="gr16" draw:text-style-name="P4" draw:layer="layout" svg:width="6.772cm" svg:height="6.772cm" svg:x="6.436cm" svg:y="45.806cm">
          <draw:image xlink:href="Pictures/100000000000010000000100F0753438B71AEDED.png" xlink:type="simple" xlink:show="embed" xlink:actuate="onLoad" loext:mime-type="image/png">
            <text:p/>
          </draw:image>
        </draw:frame>
        <draw:frame draw:style-name="gr8" draw:text-style-name="P4" draw:layer="layout" svg:width="6.772cm" svg:height="6.772cm" svg:x="6.436cm" svg:y="35.646cm">
          <draw:image xlink:href="Pictures/100000000000010000000100F8AEBCB6131904D9.png" xlink:type="simple" xlink:show="embed" xlink:actuate="onLoad" loext:mime-type="image/png">
            <text:p/>
          </draw:image>
        </draw:frame>
        <draw:frame draw:style-name="gr9" draw:text-style-name="P4" draw:layer="layout" svg:width="6.772cm" svg:height="6.772cm" svg:x="14.056cm" svg:y="35.646cm">
          <draw:image xlink:href="Pictures/1000000000000100000001008FB4025BC0E28053.png" xlink:type="simple" xlink:show="embed" xlink:actuate="onLoad" loext:mime-type="image/png">
            <text:p/>
          </draw:image>
        </draw:frame>
        <draw:frame draw:style-name="gr10" draw:text-style-name="P4" draw:layer="layout" svg:width="6.772cm" svg:height="6.772cm" svg:x="21.676cm" svg:y="35.646cm">
          <draw:image xlink:href="Pictures/1000000000000100000001005072BA9D80E654DF.png" xlink:type="simple" xlink:show="embed" xlink:actuate="onLoad" loext:mime-type="image/png">
            <text:p/>
          </draw:image>
        </draw:frame>
        <draw:frame draw:style-name="gr11" draw:text-style-name="P4" draw:layer="layout" svg:width="6.772cm" svg:height="6.772cm" svg:x="29.296cm" svg:y="35.646cm">
          <draw:image xlink:href="Pictures/100000000000010000000100734454C662ECE230.png" xlink:type="simple" xlink:show="embed" xlink:actuate="onLoad" loext:mime-type="image/png">
            <text:p/>
          </draw:image>
        </draw:frame>
        <draw:frame draw:style-name="gr12" draw:text-style-name="P4" draw:layer="layout" svg:width="6.772cm" svg:height="6.772cm" svg:x="36.916cm" svg:y="35.646cm">
          <draw:image xlink:href="Pictures/100000000000010000000100005C5A4F9A325745.png" xlink:type="simple" xlink:show="embed" xlink:actuate="onLoad" loext:mime-type="image/png">
            <text:p/>
          </draw:image>
        </draw:frame>
        <draw:frame draw:style-name="gr3" draw:text-style-name="P4" draw:layer="layout" svg:width="6.772cm" svg:height="6.772cm" svg:x="14.056cm" svg:y="25.486cm">
          <draw:image xlink:href="Pictures/100000000000010000000100E0118178A24FAA27.png" xlink:type="simple" xlink:show="embed" xlink:actuate="onLoad" loext:mime-type="image/png">
            <text:p/>
          </draw:image>
        </draw:frame>
        <draw:frame draw:style-name="gr4" draw:text-style-name="P4" draw:layer="layout" svg:width="6.772cm" svg:height="6.772cm" svg:x="21.59cm" svg:y="25.4cm">
          <draw:image xlink:href="Pictures/1000000000000100000001007DE6E77BEFBA83A6.png" xlink:type="simple" xlink:show="embed" xlink:actuate="onLoad" loext:mime-type="image/png">
            <text:p/>
          </draw:image>
        </draw:frame>
        <draw:frame draw:style-name="gr5" draw:text-style-name="P4" draw:layer="layout" svg:width="6.772cm" svg:height="6.772cm" svg:x="29.296cm" svg:y="25.486cm">
          <draw:image xlink:href="Pictures/100000000000010000000100E1F5672DAC9E5885.png" xlink:type="simple" xlink:show="embed" xlink:actuate="onLoad" loext:mime-type="image/png">
            <text:p/>
          </draw:image>
        </draw:frame>
        <draw:frame draw:style-name="gr19" draw:text-style-name="P4" draw:layer="layout" svg:width="6.772cm" svg:height="6.772cm" svg:x="6.436cm" svg:y="15.326cm">
          <draw:image xlink:href="Pictures/10000000000001000000010009B08B9F018956D7.png" xlink:type="simple" xlink:show="embed" xlink:actuate="onLoad" loext:mime-type="image/png">
            <text:p/>
          </draw:image>
        </draw:frame>
        <draw:frame draw:style-name="gr20" draw:text-style-name="P4" draw:layer="layout" svg:width="6.772cm" svg:height="6.772cm" svg:x="14.056cm" svg:y="15.326cm">
          <draw:image xlink:href="Pictures/100000000000010000000100B939ED31F53AF2BD.png" xlink:type="simple" xlink:show="embed" xlink:actuate="onLoad" loext:mime-type="image/png">
            <text:p/>
          </draw:image>
        </draw:frame>
        <draw:frame draw:style-name="gr21" draw:text-style-name="P4" draw:layer="layout" svg:width="6.772cm" svg:height="6.772cm" svg:x="21.676cm" svg:y="15.326cm">
          <draw:image xlink:href="Pictures/1000000000000100000001003486DDC4007ADF05.png" xlink:type="simple" xlink:show="embed" xlink:actuate="onLoad" loext:mime-type="image/png">
            <text:p/>
          </draw:image>
        </draw:frame>
        <draw:frame draw:style-name="gr22" draw:text-style-name="P4" draw:layer="layout" svg:width="6.772cm" svg:height="6.772cm" svg:x="29.296cm" svg:y="15.326cm">
          <draw:image xlink:href="Pictures/1000000000000100000001008BF9A49D6F90A445.png" xlink:type="simple" xlink:show="embed" xlink:actuate="onLoad" loext:mime-type="image/png">
            <text:p/>
          </draw:image>
        </draw:frame>
        <draw:custom-shape draw:style-name="gr1" draw:text-style-name="P6" draw:layer="layout" svg:width="6.858cm" svg:height="1.27cm" svg:x="6.35cm" svg:y="53.34cm">
          <text:p text:style-name="P5"><text:span text:style-name="T3">Jav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53.34cm">
          <text:p text:style-name="P5"><text:span text:style-name="T3">C++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53.34cm">
          <text:p text:style-name="P5"><text:span text:style-name="T3">Java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53.34cm">
          <text:p text:style-name="P5"><text:span text:style-name="T3">Brainfuck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36.83cm" svg:y="53.34cm">
          <text:p text:style-name="P5"><text:span text:style-name="T3">HTML/CSS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6.858cm" svg:height="1.27cm" svg:x="6.35cm" svg:y="43.18cm">
          <text:p text:style-name="P7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43.18cm">
          <text:p text:style-name="P5"><text:span text:style-name="T3">COBO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43.18cm">
          <text:p text:style-name="P5"><text:span text:style-name="T3">Bas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43.18cm">
          <text:p text:style-name="P5"><text:span text:style-name="T3">Visual Basi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36.83cm" svg:y="43.18cm">
          <text:p text:style-name="P5"><text:span text:style-name="T3">PHP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6.35cm" svg:y="33.02cm">
          <text:p text:style-name="P5"><text:span text:style-name="T3">SQ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33.02cm">
          <text:p text:style-name="P5"><text:span text:style-name="T3">Exce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33.02cm">
          <text:p text:style-name="P5"><text:span text:style-name="T3">Assembl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33.02cm">
          <text:p text:style-name="P5"><text:span text:style-name="T3">Perl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6.858cm" svg:height="1.27cm" svg:x="36.83cm" svg:y="33.02cm">
          <text:p text:style-name="P7"><text:span text:style-name="T4">MATLAB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6.35cm" svg:y="22.86cm">
          <text:p text:style-name="P5"><text:span text:style-name="T3">Haske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22.86cm">
          <text:p text:style-name="P5"><text:span text:style-name="T3">Python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22.86cm">
          <text:p text:style-name="P5"><text:span text:style-name="T3">Rub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22.86cm">
          <text:p text:style-name="P5"><text:span text:style-name="T3">Lu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36.83cm" svg:y="22.86cm">
          <text:p text:style-name="P5"><text:span text:style-name="T3">Fortr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6.35cm" svg:y="1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1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1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1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1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52.605cm)">
          <text:p text:style-name="P1"><text:span text:style-name="T1">EV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42.485cm)">
          <text:p text:style-name="P1"><text:span text:style-name="T1">IMP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32.265cm)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22.145cm)">
          <text:p text:style-name="P1"><text:span text:style-name="T1">MO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12.025cm)">
          <text:p text:style-name="P1"><text:span text:style-name="T1">GOO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6.35cm" svg:y="55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55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55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55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55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327cm" svg:height="6.767cm" svg:x="44.79cm" svg:y="15.329cm">
          <draw:text-box>
            <text:p><text:span text:style-name="T2">CHOOSE</text:span></text:p>
            <text:p><text:span text:style-name="T2">YOUR</text:span></text:p>
            <text:p><text:span text:style-name="T2">FIGHTER</text:span></text:p>
          </draw:text-box>
        </draw:frame>
        <draw:custom-shape draw:style-name="gr17" draw:text-style-name="P4" draw:layer="layout" svg:width="6.985cm" svg:height="6.985cm" svg:x="36.83cm" svg:y="45.72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6.772cm" svg:height="6.772cm" svg:x="36.916cm" svg:y="15.326cm">
          <draw:image xlink:href="Pictures/100000000000010000000100B402320F96F46E7A.png" xlink:type="simple" xlink:show="embed" xlink:actuate="onLoad" loext:mime-type="image/png">
            <text:p/>
          </draw:image>
        </draw:frame>
        <draw:frame draw:style-name="gr6" draw:text-style-name="P4" draw:layer="layout" svg:width="6.772cm" svg:height="6.772cm" svg:x="6.477cm" svg:y="25.527cm">
          <draw:image xlink:href="Pictures/100000000000010000000100EB1D7603D48934D2.png" xlink:type="simple" xlink:show="embed" xlink:actuate="onLoad" loext:mime-type="image/png">
            <text:p/>
          </draw:image>
        </draw:frame>
        <draw:frame draw:style-name="gr18" draw:text-style-name="P4" draw:layer="layout" svg:width="6.772cm" svg:height="6.772cm" svg:x="36.906cm" svg:y="45.796cm">
          <draw:image xlink:href="Pictures/100000000000010000000100F125D059092714ED.png" xlink:type="simple" xlink:show="embed" xlink:actuate="onLoad" loext:mime-type="image/png">
            <text:p/>
          </draw:image>
        </draw:frame>
        <draw:frame draw:style-name="gr7" draw:text-style-name="P4" draw:layer="layout" svg:width="6.772cm" svg:height="6.772cm" svg:x="36.957cm" svg:y="25.486cm">
          <draw:image xlink:href="Pictures/1000000000000100000001000301655C64F6BDF4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frame draw:style-name="gr13" draw:text-style-name="P4" draw:layer="layout" svg:width="6.772cm" svg:height="6.772cm" svg:x="29.296cm" svg:y="45.806cm">
          <draw:image xlink:href="Pictures/100000000000010000000100F396B10A4A281D22.png" xlink:type="simple" xlink:show="embed" xlink:actuate="onLoad" loext:mime-type="image/png">
            <text:p/>
          </draw:image>
        </draw:frame>
        <draw:frame draw:style-name="gr14" draw:text-style-name="P4" draw:layer="layout" svg:width="6.772cm" svg:height="6.772cm" svg:x="21.676cm" svg:y="45.806cm">
          <draw:image xlink:href="Pictures/1000000000000100000001005BDB48604DDAC538.png" xlink:type="simple" xlink:show="embed" xlink:actuate="onLoad" loext:mime-type="image/png">
            <text:p/>
          </draw:image>
        </draw:frame>
        <draw:frame draw:style-name="gr15" draw:text-style-name="P4" draw:layer="layout" svg:width="6.772cm" svg:height="6.772cm" svg:x="14.056cm" svg:y="45.806cm">
          <draw:image xlink:href="Pictures/10000000000001000000010083A97D22A760FC47.png" xlink:type="simple" xlink:show="embed" xlink:actuate="onLoad" loext:mime-type="image/png">
            <text:p/>
          </draw:image>
        </draw:frame>
        <draw:frame draw:style-name="gr16" draw:text-style-name="P4" draw:layer="layout" svg:width="6.772cm" svg:height="6.772cm" svg:x="6.436cm" svg:y="45.806cm">
          <draw:image xlink:href="Pictures/100000000000010000000100F0753438B71AEDED.png" xlink:type="simple" xlink:show="embed" xlink:actuate="onLoad" loext:mime-type="image/png">
            <text:p/>
          </draw:image>
        </draw:frame>
        <draw:frame draw:style-name="gr8" draw:text-style-name="P4" draw:layer="layout" svg:width="6.772cm" svg:height="6.772cm" svg:x="6.436cm" svg:y="35.646cm">
          <draw:image xlink:href="Pictures/100000000000010000000100F8AEBCB6131904D9.png" xlink:type="simple" xlink:show="embed" xlink:actuate="onLoad" loext:mime-type="image/png">
            <text:p/>
          </draw:image>
        </draw:frame>
        <draw:frame draw:style-name="gr9" draw:text-style-name="P4" draw:layer="layout" svg:width="6.772cm" svg:height="6.772cm" svg:x="14.056cm" svg:y="35.646cm">
          <draw:image xlink:href="Pictures/1000000000000100000001008FB4025BC0E28053.png" xlink:type="simple" xlink:show="embed" xlink:actuate="onLoad" loext:mime-type="image/png">
            <text:p/>
          </draw:image>
        </draw:frame>
        <draw:frame draw:style-name="gr10" draw:text-style-name="P4" draw:layer="layout" svg:width="6.772cm" svg:height="6.772cm" svg:x="21.676cm" svg:y="35.646cm">
          <draw:image xlink:href="Pictures/1000000000000100000001005072BA9D80E654DF.png" xlink:type="simple" xlink:show="embed" xlink:actuate="onLoad" loext:mime-type="image/png">
            <text:p/>
          </draw:image>
        </draw:frame>
        <draw:frame draw:style-name="gr11" draw:text-style-name="P4" draw:layer="layout" svg:width="6.772cm" svg:height="6.772cm" svg:x="29.296cm" svg:y="35.646cm">
          <draw:image xlink:href="Pictures/100000000000010000000100734454C662ECE230.png" xlink:type="simple" xlink:show="embed" xlink:actuate="onLoad" loext:mime-type="image/png">
            <text:p/>
          </draw:image>
        </draw:frame>
        <draw:frame draw:style-name="gr12" draw:text-style-name="P4" draw:layer="layout" svg:width="6.772cm" svg:height="6.772cm" svg:x="36.916cm" svg:y="35.646cm">
          <draw:image xlink:href="Pictures/100000000000010000000100005C5A4F9A325745.png" xlink:type="simple" xlink:show="embed" xlink:actuate="onLoad" loext:mime-type="image/png">
            <text:p/>
          </draw:image>
        </draw:frame>
        <draw:frame draw:style-name="gr3" draw:text-style-name="P4" draw:layer="layout" svg:width="6.772cm" svg:height="6.772cm" svg:x="14.056cm" svg:y="25.486cm">
          <draw:image xlink:href="Pictures/100000000000010000000100E0118178A24FAA27.png" xlink:type="simple" xlink:show="embed" xlink:actuate="onLoad" loext:mime-type="image/png">
            <text:p/>
          </draw:image>
        </draw:frame>
        <draw:frame draw:style-name="gr4" draw:text-style-name="P4" draw:layer="layout" svg:width="6.772cm" svg:height="6.772cm" svg:x="21.59cm" svg:y="25.4cm">
          <draw:image xlink:href="Pictures/1000000000000100000001007DE6E77BEFBA83A6.png" xlink:type="simple" xlink:show="embed" xlink:actuate="onLoad" loext:mime-type="image/png">
            <text:p/>
          </draw:image>
        </draw:frame>
        <draw:frame draw:style-name="gr5" draw:text-style-name="P4" draw:layer="layout" svg:width="6.772cm" svg:height="6.772cm" svg:x="29.296cm" svg:y="25.486cm">
          <draw:image xlink:href="Pictures/100000000000010000000100E1F5672DAC9E5885.png" xlink:type="simple" xlink:show="embed" xlink:actuate="onLoad" loext:mime-type="image/png">
            <text:p/>
          </draw:image>
        </draw:frame>
        <draw:frame draw:style-name="gr19" draw:text-style-name="P4" draw:layer="layout" svg:width="6.772cm" svg:height="6.772cm" svg:x="6.436cm" svg:y="15.326cm">
          <draw:image xlink:href="Pictures/10000000000001000000010009B08B9F018956D7.png" xlink:type="simple" xlink:show="embed" xlink:actuate="onLoad" loext:mime-type="image/png">
            <text:p/>
          </draw:image>
        </draw:frame>
        <draw:frame draw:style-name="gr20" draw:text-style-name="P4" draw:layer="layout" svg:width="6.772cm" svg:height="6.772cm" svg:x="14.056cm" svg:y="15.326cm">
          <draw:image xlink:href="Pictures/100000000000010000000100B939ED31F53AF2BD.png" xlink:type="simple" xlink:show="embed" xlink:actuate="onLoad" loext:mime-type="image/png">
            <text:p/>
          </draw:image>
        </draw:frame>
        <draw:frame draw:style-name="gr21" draw:text-style-name="P4" draw:layer="layout" svg:width="6.772cm" svg:height="6.772cm" svg:x="21.676cm" svg:y="15.326cm">
          <draw:image xlink:href="Pictures/1000000000000100000001003486DDC4007ADF05.png" xlink:type="simple" xlink:show="embed" xlink:actuate="onLoad" loext:mime-type="image/png">
            <text:p/>
          </draw:image>
        </draw:frame>
        <draw:frame draw:style-name="gr22" draw:text-style-name="P4" draw:layer="layout" svg:width="6.772cm" svg:height="6.772cm" svg:x="29.296cm" svg:y="15.326cm">
          <draw:image xlink:href="Pictures/1000000000000100000001008BF9A49D6F90A445.png" xlink:type="simple" xlink:show="embed" xlink:actuate="onLoad" loext:mime-type="image/png">
            <text:p/>
          </draw:image>
        </draw:frame>
        <draw:custom-shape draw:style-name="gr1" draw:text-style-name="P6" draw:layer="layout" svg:width="6.858cm" svg:height="1.27cm" svg:x="6.35cm" svg:y="53.34cm">
          <text:p text:style-name="P5"><text:span text:style-name="T3">Jav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53.34cm">
          <text:p text:style-name="P5"><text:span text:style-name="T3">C++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53.34cm">
          <text:p text:style-name="P5"><text:span text:style-name="T3">Java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53.34cm">
          <text:p text:style-name="P5"><text:span text:style-name="T3">Brainfuck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36.83cm" svg:y="53.34cm">
          <text:p text:style-name="P5"><text:span text:style-name="T3">HTML/CSS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6.858cm" svg:height="1.27cm" svg:x="6.35cm" svg:y="43.18cm">
          <text:p text:style-name="P7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43.18cm">
          <text:p text:style-name="P5"><text:span text:style-name="T3">COBO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43.18cm">
          <text:p text:style-name="P5"><text:span text:style-name="T3">Bas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43.18cm">
          <text:p text:style-name="P5"><text:span text:style-name="T3">Visual Basi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36.83cm" svg:y="43.18cm">
          <text:p text:style-name="P5"><text:span text:style-name="T3">PHP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6.35cm" svg:y="33.02cm">
          <text:p text:style-name="P5"><text:span text:style-name="T3">SQ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33.02cm">
          <text:p text:style-name="P5"><text:span text:style-name="T3">Exce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33.02cm">
          <text:p text:style-name="P5"><text:span text:style-name="T3">Assembl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33.02cm">
          <text:p text:style-name="P5"><text:span text:style-name="T3">Perl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6.858cm" svg:height="1.27cm" svg:x="36.83cm" svg:y="33.02cm">
          <text:p text:style-name="P7"><text:span text:style-name="T4">MATLAB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6.35cm" svg:y="22.86cm">
          <text:p text:style-name="P5"><text:span text:style-name="T3">Haske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22.86cm">
          <text:p text:style-name="P5"><text:span text:style-name="T3">Python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22.86cm">
          <text:p text:style-name="P5"><text:span text:style-name="T3">Rub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22.86cm">
          <text:p text:style-name="P5"><text:span text:style-name="T3">Lu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36.83cm" svg:y="22.86cm">
          <text:p text:style-name="P5"><text:span text:style-name="T3">Fortr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6.35cm" svg:y="1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1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1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1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1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52.605cm)">
          <text:p text:style-name="P1"><text:span text:style-name="T1">EV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42.485cm)">
          <text:p text:style-name="P1"><text:span text:style-name="T1">IMP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32.265cm)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22.145cm)">
          <text:p text:style-name="P1"><text:span text:style-name="T1">MO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12.025cm)">
          <text:p text:style-name="P1"><text:span text:style-name="T1">GOO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6.35cm" svg:y="55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55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55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55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55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327cm" svg:height="6.767cm" svg:x="44.79cm" svg:y="15.329cm">
          <draw:text-box>
            <text:p><text:span text:style-name="T2">CHOOSE</text:span></text:p>
            <text:p><text:span text:style-name="T2">YOUR</text:span></text:p>
            <text:p><text:span text:style-name="T2">FIGHTER</text:span></text:p>
          </draw:text-box>
        </draw:frame>
        <draw:frame draw:style-name="gr23" draw:text-style-name="P4" draw:layer="layout" svg:width="6.772cm" svg:height="6.772cm" svg:x="36.916cm" svg:y="15.326cm">
          <draw:image xlink:href="Pictures/100000000000010000000100B402320F96F46E7A.png" xlink:type="simple" xlink:show="embed" xlink:actuate="onLoad" loext:mime-type="image/png">
            <text:p/>
          </draw:image>
        </draw:frame>
        <draw:frame draw:style-name="gr6" draw:text-style-name="P4" draw:layer="layout" svg:width="6.772cm" svg:height="6.772cm" svg:x="6.477cm" svg:y="25.527cm">
          <draw:image xlink:href="Pictures/100000000000010000000100EB1D7603D48934D2.png" xlink:type="simple" xlink:show="embed" xlink:actuate="onLoad" loext:mime-type="image/png">
            <text:p/>
          </draw:image>
        </draw:frame>
        <draw:frame draw:style-name="gr7" draw:text-style-name="P4" draw:layer="layout" svg:width="6.772cm" svg:height="6.772cm" svg:x="36.957cm" svg:y="25.486cm">
          <draw:image xlink:href="Pictures/1000000000000100000001000301655C64F6BDF4.png" xlink:type="simple" xlink:show="embed" xlink:actuate="onLoad" loext:mime-type="image/png">
            <text:p/>
          </draw:image>
        </draw:frame>
        <draw:custom-shape draw:style-name="gr24" draw:text-style-name="P9" draw:layer="layout" svg:width="6.985cm" svg:height="6.985cm" svg:x="6.426cm" svg:y="5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6.985cm" svg:height="6.985cm" svg:x="14.05cm" svg:y="5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6.985cm" svg:height="6.985cm" svg:x="21.666cm" svg:y="5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6.985cm" svg:height="6.985cm" svg:x="29.286cm" svg:y="5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6.985cm" svg:height="6.985cm" svg:x="36.906cm" svg:y="5.15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5.421cm" svg:height="10.548cm" svg:x="7.112cm" svg:y="2.667cm">
          <draw:text-box>
            <text:p><text:span text:style-name="T5">×</text:span></text:p>
          </draw:text-box>
        </draw:frame>
        <draw:frame draw:style-name="gr26" draw:text-style-name="P11" draw:layer="layout" svg:width="5.421cm" svg:height="10.548cm" svg:x="14.813cm" svg:y="2.667cm">
          <draw:text-box>
            <text:p><text:span text:style-name="T5">×</text:span></text:p>
          </draw:text-box>
        </draw:frame>
        <draw:frame draw:style-name="gr26" draw:text-style-name="P11" draw:layer="layout" svg:width="5.421cm" svg:height="10.548cm" svg:x="22.612cm" svg:y="2.667cm">
          <draw:text-box>
            <text:p><text:span text:style-name="T5">×</text:span></text:p>
          </draw:text-box>
        </draw:frame>
        <draw:frame draw:style-name="gr26" draw:text-style-name="P11" draw:layer="layout" svg:width="5.421cm" svg:height="10.548cm" svg:x="30.013cm" svg:y="2.667cm">
          <draw:text-box>
            <text:p><text:span text:style-name="T5">×</text:span></text:p>
          </draw:text-box>
        </draw:frame>
        <draw:frame draw:style-name="gr26" draw:text-style-name="P11" draw:layer="layout" svg:width="5.421cm" svg:height="10.548cm" svg:x="37.814cm" svg:y="2.667cm">
          <draw:text-box>
            <text:p><text:span text:style-name="T5">×</text:span></text:p>
          </draw:text-box>
        </draw:frame>
        <draw:frame draw:style-name="gr18" draw:text-style-name="P4" draw:layer="layout" svg:width="1.397cm" svg:height="1.598cm" svg:x="37.157cm" svg:y="46.047cm">
          <draw:image xlink:href="Pictures/100002010000000E000000109C152CAE85D180B8.png" xlink:type="simple" xlink:show="embed" xlink:actuate="onLoad" loext:mime-type="image/png">
            <text:p/>
          </draw:image>
        </draw:frame>
        <draw:custom-shape draw:style-name="gr17" draw:text-style-name="P4" draw:layer="layout" svg:width="6.985cm" svg:height="6.985cm" svg:x="36.83cm" svg:y="45.72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13" draw:text-style-name="P4" draw:layer="layout" svg:width="6.772cm" svg:height="6.772cm" svg:x="29.296cm" svg:y="45.806cm">
          <draw:image xlink:href="Pictures/100000000000010000000100F396B10A4A281D22.png" xlink:type="simple" xlink:show="embed" xlink:actuate="onLoad" loext:mime-type="image/png">
            <text:p/>
          </draw:image>
        </draw:frame>
        <draw:frame draw:style-name="gr14" draw:text-style-name="P4" draw:layer="layout" svg:width="6.772cm" svg:height="6.772cm" svg:x="21.676cm" svg:y="45.806cm">
          <draw:image xlink:href="Pictures/1000000000000100000001005BDB48604DDAC538.png" xlink:type="simple" xlink:show="embed" xlink:actuate="onLoad" loext:mime-type="image/png">
            <text:p/>
          </draw:image>
        </draw:frame>
        <draw:frame draw:style-name="gr15" draw:text-style-name="P4" draw:layer="layout" svg:width="6.772cm" svg:height="6.772cm" svg:x="14.056cm" svg:y="45.806cm">
          <draw:image xlink:href="Pictures/10000000000001000000010083A97D22A760FC47.png" xlink:type="simple" xlink:show="embed" xlink:actuate="onLoad" loext:mime-type="image/png">
            <text:p/>
          </draw:image>
        </draw:frame>
        <draw:frame draw:style-name="gr16" draw:text-style-name="P4" draw:layer="layout" svg:width="6.772cm" svg:height="6.772cm" svg:x="6.436cm" svg:y="45.806cm">
          <draw:image xlink:href="Pictures/100000000000010000000100F0753438B71AEDED.png" xlink:type="simple" xlink:show="embed" xlink:actuate="onLoad" loext:mime-type="image/png">
            <text:p/>
          </draw:image>
        </draw:frame>
        <draw:frame draw:style-name="gr8" draw:text-style-name="P4" draw:layer="layout" svg:width="6.772cm" svg:height="6.772cm" svg:x="6.436cm" svg:y="35.646cm">
          <draw:image xlink:href="Pictures/100000000000010000000100F8AEBCB6131904D9.png" xlink:type="simple" xlink:show="embed" xlink:actuate="onLoad" loext:mime-type="image/png">
            <text:p/>
          </draw:image>
        </draw:frame>
        <draw:frame draw:style-name="gr9" draw:text-style-name="P4" draw:layer="layout" svg:width="6.772cm" svg:height="6.772cm" svg:x="14.056cm" svg:y="35.646cm">
          <draw:image xlink:href="Pictures/1000000000000100000001008FB4025BC0E28053.png" xlink:type="simple" xlink:show="embed" xlink:actuate="onLoad" loext:mime-type="image/png">
            <text:p/>
          </draw:image>
        </draw:frame>
        <draw:frame draw:style-name="gr10" draw:text-style-name="P4" draw:layer="layout" svg:width="6.772cm" svg:height="6.772cm" svg:x="21.676cm" svg:y="35.646cm">
          <draw:image xlink:href="Pictures/1000000000000100000001005072BA9D80E654DF.png" xlink:type="simple" xlink:show="embed" xlink:actuate="onLoad" loext:mime-type="image/png">
            <text:p/>
          </draw:image>
        </draw:frame>
        <draw:frame draw:style-name="gr11" draw:text-style-name="P4" draw:layer="layout" svg:width="6.772cm" svg:height="6.772cm" svg:x="29.296cm" svg:y="35.646cm">
          <draw:image xlink:href="Pictures/100000000000010000000100734454C662ECE230.png" xlink:type="simple" xlink:show="embed" xlink:actuate="onLoad" loext:mime-type="image/png">
            <text:p/>
          </draw:image>
        </draw:frame>
        <draw:frame draw:style-name="gr12" draw:text-style-name="P4" draw:layer="layout" svg:width="6.772cm" svg:height="6.772cm" svg:x="36.916cm" svg:y="35.646cm">
          <draw:image xlink:href="Pictures/100000000000010000000100005C5A4F9A325745.png" xlink:type="simple" xlink:show="embed" xlink:actuate="onLoad" loext:mime-type="image/png">
            <text:p/>
          </draw:image>
        </draw:frame>
        <draw:frame draw:style-name="gr3" draw:text-style-name="P4" draw:layer="layout" svg:width="6.772cm" svg:height="6.772cm" svg:x="14.056cm" svg:y="25.486cm">
          <draw:image xlink:href="Pictures/100000000000010000000100E0118178A24FAA27.png" xlink:type="simple" xlink:show="embed" xlink:actuate="onLoad" loext:mime-type="image/png">
            <text:p/>
          </draw:image>
        </draw:frame>
        <draw:frame draw:style-name="gr4" draw:text-style-name="P4" draw:layer="layout" svg:width="6.772cm" svg:height="6.772cm" svg:x="21.59cm" svg:y="25.4cm">
          <draw:image xlink:href="Pictures/1000000000000100000001007DE6E77BEFBA83A6.png" xlink:type="simple" xlink:show="embed" xlink:actuate="onLoad" loext:mime-type="image/png">
            <text:p/>
          </draw:image>
        </draw:frame>
        <draw:frame draw:style-name="gr5" draw:text-style-name="P4" draw:layer="layout" svg:width="6.772cm" svg:height="6.772cm" svg:x="29.296cm" svg:y="25.486cm">
          <draw:image xlink:href="Pictures/100000000000010000000100E1F5672DAC9E5885.png" xlink:type="simple" xlink:show="embed" xlink:actuate="onLoad" loext:mime-type="image/png">
            <text:p/>
          </draw:image>
        </draw:frame>
        <draw:frame draw:style-name="gr19" draw:text-style-name="P4" draw:layer="layout" svg:width="6.772cm" svg:height="6.772cm" svg:x="6.436cm" svg:y="15.326cm">
          <draw:image xlink:href="Pictures/10000000000001000000010009B08B9F018956D7.png" xlink:type="simple" xlink:show="embed" xlink:actuate="onLoad" loext:mime-type="image/png">
            <text:p/>
          </draw:image>
        </draw:frame>
        <draw:frame draw:style-name="gr20" draw:text-style-name="P4" draw:layer="layout" svg:width="6.772cm" svg:height="6.772cm" svg:x="14.056cm" svg:y="15.326cm">
          <draw:image xlink:href="Pictures/100000000000010000000100B939ED31F53AF2BD.png" xlink:type="simple" xlink:show="embed" xlink:actuate="onLoad" loext:mime-type="image/png">
            <text:p/>
          </draw:image>
        </draw:frame>
        <draw:frame draw:style-name="gr21" draw:text-style-name="P4" draw:layer="layout" svg:width="6.772cm" svg:height="6.772cm" svg:x="21.676cm" svg:y="15.326cm">
          <draw:image xlink:href="Pictures/1000000000000100000001003486DDC4007ADF05.png" xlink:type="simple" xlink:show="embed" xlink:actuate="onLoad" loext:mime-type="image/png">
            <text:p/>
          </draw:image>
        </draw:frame>
        <draw:frame draw:style-name="gr22" draw:text-style-name="P4" draw:layer="layout" svg:width="6.772cm" svg:height="6.772cm" svg:x="29.296cm" svg:y="15.326cm">
          <draw:image xlink:href="Pictures/1000000000000100000001008BF9A49D6F90A445.png" xlink:type="simple" xlink:show="embed" xlink:actuate="onLoad" loext:mime-type="image/png">
            <text:p/>
          </draw:image>
        </draw:frame>
        <draw:frame draw:style-name="gr27" draw:text-style-name="P4" draw:layer="layout" svg:width="6.772cm" svg:height="6.772cm" svg:x="36.916cm" svg:y="5.166cm">
          <draw:image xlink:href="Pictures/100000000000010000000100D4D7380A03603CB5.png" xlink:type="simple" xlink:show="embed" xlink:actuate="onLoad" loext:mime-type="image/png">
            <text:p/>
          </draw:image>
        </draw:frame>
        <draw:custom-shape draw:style-name="gr1" draw:text-style-name="P6" draw:layer="layout" svg:width="6.858cm" svg:height="1.27cm" svg:x="6.35cm" svg:y="53.34cm">
          <text:p text:style-name="P5"><text:span text:style-name="T3">Jav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53.34cm">
          <text:p text:style-name="P5"><text:span text:style-name="T3">C++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53.34cm">
          <text:p text:style-name="P5"><text:span text:style-name="T3">Java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53.34cm">
          <text:p text:style-name="P5"><text:span text:style-name="T3">Brainfuck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36.83cm" svg:y="53.34cm">
          <text:p text:style-name="P5"><text:span text:style-name="T3">HTML/CSS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6.858cm" svg:height="1.27cm" svg:x="6.35cm" svg:y="43.18cm">
          <text:p text:style-name="P7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43.18cm">
          <text:p text:style-name="P5"><text:span text:style-name="T3">COBO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43.18cm">
          <text:p text:style-name="P5"><text:span text:style-name="T3">Bas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43.18cm">
          <text:p text:style-name="P5"><text:span text:style-name="T3">Visual Basi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36.83cm" svg:y="43.18cm">
          <text:p text:style-name="P5"><text:span text:style-name="T3">PHP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6.35cm" svg:y="33.02cm">
          <text:p text:style-name="P5"><text:span text:style-name="T3">SQ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33.02cm">
          <text:p text:style-name="P5"><text:span text:style-name="T3">Exce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33.02cm">
          <text:p text:style-name="P5"><text:span text:style-name="T3">Assembl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33.02cm">
          <text:p text:style-name="P5"><text:span text:style-name="T3">Perl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6.858cm" svg:height="1.27cm" svg:x="36.83cm" svg:y="33.02cm">
          <text:p text:style-name="P7"><text:span text:style-name="T4">MATLAB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6.35cm" svg:y="22.86cm">
          <text:p text:style-name="P5"><text:span text:style-name="T3">Haske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13.97cm" svg:y="22.86cm">
          <text:p text:style-name="P5"><text:span text:style-name="T3">Python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1.59cm" svg:y="22.86cm">
          <text:p text:style-name="P5"><text:span text:style-name="T3">Rub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29.21cm" svg:y="22.86cm">
          <text:p text:style-name="P5"><text:span text:style-name="T3">Lu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36.83cm" svg:y="22.86cm">
          <text:p text:style-name="P5"><text:span text:style-name="T3">Fortran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58cm" svg:height="1.27cm" svg:x="36.83cm" svg:y="12.7cm">
          <text:p text:style-name="P5"><text:span text:style-name="T3">Ho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6.35cm" svg:y="1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1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1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1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1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52.605cm)">
          <text:p text:style-name="P1"><text:span text:style-name="T1">EV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42.485cm)">
          <text:p text:style-name="P1"><text:span text:style-name="T1">IMP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32.265cm)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22.145cm)">
          <text:p text:style-name="P1"><text:span text:style-name="T1">MO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draw:transform="rotate (1.5707963267949) translate (2.667cm 12.025cm)">
          <text:p text:style-name="P1"><text:span text:style-name="T1">GOO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6.35cm" svg:y="55.795cm">
          <text:p text:style-name="P1"><text:span text:style-name="T1">LAWF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13.97cm" svg:y="55.795cm"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1.59cm" svg:y="55.795cm">
          <text:p text:style-name="P1"><text:span text:style-name="T1">NEUT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29.21cm" svg:y="55.795cm">
          <text:p text:style-name="P1"><text:span text:style-name="T1">REB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58cm" svg:height="1.27cm" svg:x="36.83cm" svg:y="55.795cm">
          <text:p text:style-name="P1"><text:span text:style-name="T1">CHAOTIC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327cm" svg:height="6.767cm" svg:x="44.79cm" svg:y="15.329cm">
          <draw:text-box>
            <text:p><text:span text:style-name="T2">CHOOSE</text:span></text:p>
            <text:p><text:span text:style-name="T2">YOUR</text:span></text:p>
            <text:p><text:span text:style-name="T2">FIGHTER</text:span></text:p>
          </draw:text-box>
        </draw:frame>
        <draw:frame draw:style-name="gr18" draw:text-style-name="P4" draw:layer="layout" svg:width="1.397cm" svg:height="1.598cm" svg:x="37.157cm" svg:y="46.047cm">
          <draw:image xlink:href="Pictures/100002010000000E000000109C152CAE85D180B8.png" xlink:type="simple" xlink:show="embed" xlink:actuate="onLoad" loext:mime-type="image/png">
            <text:p/>
          </draw:image>
        </draw:frame>
        <draw:custom-shape draw:style-name="gr17" draw:text-style-name="P4" draw:layer="layout" svg:width="6.985cm" svg:height="6.985cm" svg:x="36.83cm" svg:y="45.72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6.772cm" svg:height="6.772cm" svg:x="36.916cm" svg:y="15.326cm">
          <draw:image xlink:href="Pictures/100000000000010000000100B402320F96F46E7A.png" xlink:type="simple" xlink:show="embed" xlink:actuate="onLoad" loext:mime-type="image/png">
            <text:p/>
          </draw:image>
        </draw:frame>
        <draw:frame draw:style-name="gr6" draw:text-style-name="P4" draw:layer="layout" svg:width="6.772cm" svg:height="6.772cm" svg:x="6.477cm" svg:y="25.527cm">
          <draw:image xlink:href="Pictures/100000000000010000000100EB1D7603D48934D2.png" xlink:type="simple" xlink:show="embed" xlink:actuate="onLoad" loext:mime-type="image/png">
            <text:p/>
          </draw:image>
        </draw:frame>
        <draw:frame draw:style-name="gr7" draw:text-style-name="P4" draw:layer="layout" svg:width="6.772cm" svg:height="6.772cm" svg:x="36.958cm" svg:y="25.487cm">
          <draw:image xlink:href="Pictures/1000000000000100000001000301655C64F6BDF4.png" xlink:type="simple" xlink:show="embed" xlink:actuate="onLoad" loext:mime-type="image/png">
            <text:p/>
          </draw:image>
        </draw:frame>
        <draw:custom-shape draw:style-name="gr25" draw:text-style-name="P10" draw:layer="layout" svg:width="6.985cm" svg:height="6.985cm" svg:x="6.426cm" svg:y="5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6.985cm" svg:height="6.985cm" svg:x="14.05cm" svg:y="5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6.985cm" svg:height="6.985cm" svg:x="21.666cm" svg:y="5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6.985cm" svg:height="6.985cm" svg:x="29.286cm" svg:y="5.1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inux Biolinum Keyboard O" svg:font-family="'Linux Biolinum Keyboard O'" style:font-pitch="variable"/>
    <style:font-face style:name="Linux Biolinum O" svg:font-family="'Linux Biolinum O'" style:font-pitch="variable"/>
    <style:font-face style:name="Linux Biolinum O1" svg:font-family="'Linux Biolinum O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20:55:04.416530568</meta:creation-date>
    <dc:date>2021-10-10T20:05:07.065321171</dc:date>
    <meta:editing-duration>PT41M7S</meta:editing-duration>
    <meta:editing-cycles>7</meta:editing-cycles>
    <meta:generator>LibreOffice/6.4.7.2$Linux_X86_64 LibreOffice_project/40$Build-2</meta:generator>
    <meta:document-statistic meta:object-count="312"/>
  </office:meta>
</office:document-meta>
</file>